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" svg:font-family="Mono, 'lucida console', monospace"/>
    <style:font-face style:name="Verdana" svg:font-family="Verdana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ca35d"/>
    </style:style>
    <style:style style:name="P2" style:family="paragraph" style:parent-style-name="Preformatted_20_Text">
      <style:text-properties style:font-name="Liberation Sans" fo:font-size="12pt" officeooo:paragraph-rsid="000b089d" style:font-size-asian="12pt" style:font-size-complex="12pt"/>
    </style:style>
    <style:style style:name="P3" style:family="paragraph" style:parent-style-name="Preformatted_20_Text">
      <style:text-properties style:font-name="Liberation Sans" fo:font-size="12pt" officeooo:paragraph-rsid="000ca35d" style:font-size-asian="12pt" style:font-size-complex="12pt"/>
    </style:style>
    <style:style style:name="P4" style:family="paragraph" style:parent-style-name="Preformatted_20_Text">
      <style:text-properties style:font-name="Liberation Sans" fo:font-size="12pt" officeooo:paragraph-rsid="000c0bac" style:font-size-asian="12pt" style:font-size-complex="12pt"/>
    </style:style>
    <style:style style:name="P5" style:family="paragraph" style:parent-style-name="Preformatted_20_Text">
      <style:text-properties style:font-name="Liberation Sans" fo:font-size="12pt" officeooo:paragraph-rsid="000c1472" style:font-size-asian="12pt" style:font-size-complex="12pt"/>
    </style:style>
    <style:style style:name="P6" style:family="paragraph" style:parent-style-name="Preformatted_20_Text">
      <style:text-properties style:font-name="Liberation Sans" fo:font-size="12pt" officeooo:paragraph-rsid="000e99a7" style:font-size-asian="12pt" style:font-size-complex="12pt"/>
    </style:style>
    <style:style style:name="P7" style:family="paragraph" style:parent-style-name="Preformatted_20_Text">
      <style:text-properties style:font-name="Liberation Sans" fo:font-size="12pt" officeooo:paragraph-rsid="0010e19e" style:font-size-asian="12pt" style:font-size-complex="12pt"/>
    </style:style>
    <style:style style:name="P8" style:family="paragraph" style:parent-style-name="Preformatted_20_Text">
      <style:text-properties style:font-name="Liberation Sans" fo:font-size="12pt" officeooo:paragraph-rsid="00115c3a" style:font-size-asian="12pt" style:font-size-complex="12pt"/>
    </style:style>
    <style:style style:name="P9" style:family="paragraph" style:parent-style-name="Preformatted_20_Text">
      <style:text-properties style:font-name="Liberation Sans" fo:font-size="12pt" officeooo:paragraph-rsid="00174881" style:font-size-asian="12pt" style:font-size-complex="12pt"/>
    </style:style>
    <style:style style:name="P10" style:family="paragraph" style:parent-style-name="Preformatted_20_Text">
      <style:text-properties style:font-name="Liberation Sans" fo:font-size="12pt" officeooo:rsid="000b089d" officeooo:paragraph-rsid="000b089d" style:font-size-asian="12pt" style:font-size-complex="12pt"/>
    </style:style>
    <style:style style:name="P11" style:family="paragraph" style:parent-style-name="Preformatted_20_Text">
      <style:text-properties style:font-name="Liberation Sans" fo:font-size="12pt" officeooo:rsid="000b089d" officeooo:paragraph-rsid="000ca35d" style:font-size-asian="12pt" style:font-size-complex="12pt"/>
    </style:style>
    <style:style style:name="P12" style:family="paragraph" style:parent-style-name="Preformatted_20_Text">
      <style:text-properties style:font-name="Liberation Sans" fo:font-size="12pt" officeooo:rsid="000b3985" officeooo:paragraph-rsid="000b089d" style:font-size-asian="12pt" style:font-size-complex="12pt"/>
    </style:style>
    <style:style style:name="P13" style:family="paragraph" style:parent-style-name="Preformatted_20_Text">
      <style:text-properties style:font-name="Liberation Sans" fo:font-size="12pt" officeooo:rsid="000c0bac" officeooo:paragraph-rsid="000ca35d" style:font-size-asian="12pt" style:font-size-complex="12pt"/>
    </style:style>
    <style:style style:name="P14" style:family="paragraph" style:parent-style-name="Preformatted_20_Text">
      <style:text-properties style:font-name="Liberation Sans" fo:font-size="12pt" officeooo:rsid="000c0bac" officeooo:paragraph-rsid="000c0bac" style:font-size-asian="12pt" style:font-size-complex="12pt"/>
    </style:style>
    <style:style style:name="P15" style:family="paragraph" style:parent-style-name="Preformatted_20_Text">
      <style:text-properties style:font-name="Liberation Sans" fo:font-size="12pt" officeooo:rsid="000c1472" officeooo:paragraph-rsid="000c1472" style:font-size-asian="12pt" style:font-size-complex="12pt"/>
    </style:style>
    <style:style style:name="P16" style:family="paragraph" style:parent-style-name="Preformatted_20_Text">
      <style:text-properties style:font-name="Liberation Sans" fo:font-size="12pt" officeooo:rsid="000e99a7" officeooo:paragraph-rsid="000e99a7" style:font-size-asian="12pt" style:font-size-complex="12pt"/>
    </style:style>
    <style:style style:name="P17" style:family="paragraph" style:parent-style-name="Preformatted_20_Text">
      <style:text-properties style:font-name="Liberation Sans" fo:font-size="12pt" officeooo:rsid="00107a1f" officeooo:paragraph-rsid="00107a1f" style:font-size-asian="12pt" style:font-size-complex="12pt"/>
    </style:style>
    <style:style style:name="P18" style:family="paragraph" style:parent-style-name="Preformatted_20_Text">
      <style:text-properties style:font-name="Liberation Sans" fo:font-size="12pt" officeooo:rsid="00115c3a" officeooo:paragraph-rsid="00115c3a" style:font-size-asian="12pt" style:font-size-complex="12pt"/>
    </style:style>
    <style:style style:name="P19" style:family="paragraph" style:parent-style-name="Preformatted_20_Text">
      <style:text-properties style:font-name="Liberation Sans" fo:font-size="12pt" officeooo:rsid="00156a95" officeooo:paragraph-rsid="00115c3a" style:font-size-asian="12pt" style:font-size-complex="12pt"/>
    </style:style>
    <style:style style:name="P20" style:family="paragraph" style:parent-style-name="Preformatted_20_Text">
      <style:text-properties style:font-name="Liberation Sans" fo:font-size="12pt" officeooo:rsid="00174881" officeooo:paragraph-rsid="00174881" style:font-size-asian="12pt" style:font-size-complex="12pt"/>
    </style:style>
    <style:style style:name="P21" style:family="paragraph" style:parent-style-name="Preformatted_20_Text">
      <style:text-properties fo:font-variant="normal" fo:text-transform="none" fo:color="#222222" style:font-name="Liberation Sans" fo:font-size="12pt" fo:letter-spacing="normal" fo:font-style="normal" fo:font-weight="normal" officeooo:rsid="000c1472" officeooo:paragraph-rsid="000c1472" style:font-size-asian="12pt" style:font-size-complex="12pt"/>
    </style:style>
    <style:style style:name="P22" style:family="paragraph" style:parent-style-name="Preformatted_20_Text">
      <style:text-properties fo:font-variant="normal" fo:text-transform="none" fo:color="#333333" style:font-name="Liberation Sans" fo:font-size="12pt" fo:letter-spacing="normal" fo:font-style="normal" fo:font-weight="normal" officeooo:rsid="00174881" officeooo:paragraph-rsid="00174881" style:font-size-asian="12pt" style:font-size-complex="12pt"/>
    </style:style>
    <style:style style:name="P23" style:family="paragraph" style:parent-style-name="Preformatted_20_Text">
      <style:text-properties fo:font-variant="normal" fo:text-transform="none" fo:color="#333333" style:font-name="Liberation Sans" fo:font-size="12pt" fo:letter-spacing="normal" fo:font-style="normal" fo:font-weight="normal" officeooo:rsid="0019236c" officeooo:paragraph-rsid="0019236c" style:font-size-asian="12pt" style:font-size-complex="12pt"/>
    </style:style>
    <style:style style:name="P24" style:family="paragraph" style:parent-style-name="Preformatted_20_Text">
      <style:text-properties officeooo:rsid="00174881" officeooo:paragraph-rsid="00174881"/>
    </style:style>
    <style:style style:name="P25" style:family="paragraph" style:parent-style-name="Preformatted_20_Text">
      <style:text-properties officeooo:rsid="00156a95" officeooo:paragraph-rsid="00115c3a"/>
    </style:style>
    <style:style style:name="P26" style:family="paragraph" style:parent-style-name="Preformatted_20_Text">
      <style:text-properties officeooo:rsid="000c0bac" officeooo:paragraph-rsid="000c0bac"/>
    </style:style>
    <style:style style:name="P27" style:family="paragraph" style:parent-style-name="Preformatted_20_Text">
      <style:text-properties officeooo:rsid="000b3985" officeooo:paragraph-rsid="000b089d"/>
    </style:style>
    <style:style style:name="P28" style:family="paragraph" style:parent-style-name="Preformatted_20_Text">
      <style:text-properties officeooo:rsid="000b3985" officeooo:paragraph-rsid="001d6bfb"/>
    </style:style>
    <style:style style:name="T1" style:family="text">
      <style:text-properties officeooo:rsid="000b089d"/>
    </style:style>
    <style:style style:name="T2" style:family="text">
      <style:text-properties officeooo:rsid="000b3985"/>
    </style:style>
    <style:style style:name="T3" style:family="text">
      <style:text-properties officeooo:rsid="000c03cb"/>
    </style:style>
    <style:style style:name="T4" style:family="text">
      <style:text-properties officeooo:rsid="000c0bac"/>
    </style:style>
    <style:style style:name="T5" style:family="text">
      <style:text-properties officeooo:rsid="000c1472"/>
    </style:style>
    <style:style style:name="T6" style:family="text">
      <style:text-properties fo:font-variant="normal" fo:text-transform="none" fo:color="#222222" fo:letter-spacing="normal" fo:font-style="normal" fo:font-weight="normal" officeooo:rsid="000c1472"/>
    </style:style>
    <style:style style:name="T7" style:family="text">
      <style:text-properties fo:font-variant="normal" fo:text-transform="none" fo:color="#222222" fo:letter-spacing="normal" fo:font-style="normal" fo:font-weight="normal" officeooo:rsid="00174881"/>
    </style:style>
    <style:style style:name="T8" style:family="text">
      <style:text-properties fo:font-variant="normal" fo:text-transform="none" fo:color="#000000" fo:letter-spacing="normal" fo:font-style="normal" fo:font-weight="normal" officeooo:rsid="000e99a7"/>
    </style:style>
    <style:style style:name="T9" style:family="text">
      <style:text-properties fo:font-variant="normal" fo:text-transform="none" fo:color="#333333" fo:letter-spacing="normal" fo:font-style="normal" fo:font-weight="normal" officeooo:rsid="00174881"/>
    </style:style>
    <style:style style:name="T10" style:family="text">
      <style:text-properties fo:font-variant="normal" fo:text-transform="none" fo:color="#333333" fo:letter-spacing="normal" fo:font-style="normal" fo:font-weight="normal" officeooo:rsid="00189110"/>
    </style:style>
    <style:style style:name="T11" style:family="text">
      <style:text-properties officeooo:rsid="000ca35d"/>
    </style:style>
    <style:style style:name="T12" style:family="text">
      <style:text-properties officeooo:rsid="000e99a7"/>
    </style:style>
    <style:style style:name="T13" style:family="text">
      <style:text-properties officeooo:rsid="00107474"/>
    </style:style>
    <style:style style:name="T14" style:family="text">
      <style:text-properties officeooo:rsid="00107a1f"/>
    </style:style>
    <style:style style:name="T15" style:family="text">
      <style:text-properties officeooo:rsid="0010e19e"/>
    </style:style>
    <style:style style:name="T16" style:family="text">
      <style:text-properties officeooo:rsid="00115c3a"/>
    </style:style>
    <style:style style:name="T17" style:family="text">
      <style:text-properties officeooo:rsid="0012c32e"/>
    </style:style>
    <style:style style:name="T18" style:family="text">
      <style:text-properties officeooo:rsid="00156a95"/>
    </style:style>
    <style:style style:name="T19" style:family="text">
      <style:text-properties officeooo:rsid="00174881"/>
    </style:style>
    <style:style style:name="T20" style:family="text">
      <style:text-properties officeooo:rsid="00189110"/>
    </style:style>
    <style:style style:name="T21" style:family="text">
      <style:text-properties style:font-name="Liberation Sans" fo:font-size="12pt" officeooo:rsid="000c0bac" style:font-size-asian="12pt" style:font-size-complex="12pt"/>
    </style:style>
    <style:style style:name="T22" style:family="text">
      <style:text-properties officeooo:rsid="001d6b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irtual machine settings</text:p>
      <text:p text:style-name="P10"><text:s text:c="4"/>* 2048MB ram</text:p>
      <text:p text:style-name="P10"><text:s text:c="4"/>* 15GB dynamic disc, guided – use entire disk</text:p>
      <text:p text:style-name="P10"><text:s text:c="4"/>* bridged networking</text:p>
      <text:p text:style-name="P10"><text:s text:c="4"/>* no auto updates</text:p>
      <text:p text:style-name="P10"><text:s text:c="4"/>* username: user</text:p>
      <text:p text:style-name="P10"><text:s text:c="4"/>* password: fjdksla</text:p>
      <text:p text:style-name="P10"/>
      <text:p text:style-name="P10"/>
      <text:p text:style-name="P10"/>
      <text:p text:style-name="P10"/>
      <text:p text:style-name="P11">Step #1) </text:p>
      <text:p text:style-name="P11"><text:tab/>Install Ubuntu Server 12.04.1 amd(64bit) into Virtualbox 4</text:p>
      <text:p text:style-name="P10"/>
      <text:p text:style-name="P11">Step #2) </text:p>
      <text:p text:style-name="P3"><text:span text:style-name="T1"><text:tab/></text:span><text:span text:style-name="T2">Make sure that openssh-server is installed in the </text:span><text:span text:style-name="T3">g</text:span><text:span text:style-name="T2">uest machine.</text:span></text:p>
      <text:p text:style-name="P2"><text:span text:style-name="T2"><text:tab/>If </text:span><text:span text:style-name="T4">it </text:span><text:span text:style-name="T2">is not, you can install it with “sudo apt-get install openssh-server”.</text:span></text:p>
      <text:p text:style-name="P12"/>
      <text:p text:style-name="P13">Step #3) </text:p>
      <text:p text:style-name="P1"><text:span text:style-name="T21"><text:tab/>Open a terminal (on the host) and login to the guest. On my network the <text:tab/>guest's IP address is “192.168.0.174” so I used “ssh </text:span><text:a xlink:type="simple" xlink:href="mailto:user@192.1683.0.174"><text:span text:style-name="T21">user@192.1683.0.174</text:span></text:a><text:span text:style-name="T21">”. <text:tab/></text:span><text:span text:style-name="T21">The address will likely be different for you.</text:span></text:p>
      <text:p text:style-name="P14"/>
      <text:p text:style-name="P14">Step #4)</text:p>
      <text:p text:style-name="P4"><text:span text:style-name="T5"><text:tab/></text:span><text:span text:style-name="T11">in the </text:span><text:span text:style-name="T12">guest</text:span><text:span text:style-name="T11"> r</text:span><text:span text:style-name="T5">un:</text:span></text:p>
      <text:p text:style-name="P5"><text:span text:style-name="T5"><text:tab/></text:span><text:span text:style-name="T6">sudo apt-get install python-pip python-dev build-essential </text:span><text:span text:style-name="T7">python-support</text:span><text:span text:style-name="T6"> mercurial nginx</text:span></text:p>
      <text:p text:style-name="P21"/>
      <text:p text:style-name="P15"/>
      <text:p text:style-name="P16">Step #5)</text:p>
      <text:p text:style-name="P6"><text:span text:style-name="T11"><text:tab/>in the </text:span><text:span text:style-name="T12">guest</text:span><text:span text:style-name="T11"> r</text:span><text:span text:style-name="T5">un:</text:span></text:p>
      <text:p text:style-name="P6"><text:span text:style-name="T12"><text:tab/></text:span><text:span text:style-name="T13">sudo </text:span><text:span text:style-name="T8">pip install tornado</text:span></text:p>
      <text:p text:style-name="P16"/>
      <text:p text:style-name="P17">Step #6)</text:p>
      <text:p text:style-name="P7"><text:span text:style-name="T14"><text:tab/></text:span><text:span text:style-name="T15">navigate in to /home/user (on the guest)</text:span></text:p>
      <text:p text:style-name="P17"><text:tab/>Do hg checkout stuff.</text:p>
      <text:p text:style-name="P17"/>
      <text:p text:style-name="P18">Step #7)</text:p>
      <text:p text:style-name="P8"><text:span text:style-name="T16"><text:tab/></text:span><text:span text:style-name="T17">CD</text:span><text:span text:style-name="T16"> into picloud_demo/tests and run:</text:span></text:p>
      <text:p text:style-name="P8"><text:span text:style-name="T16"><text:tab/>python server_</text:span><text:span text:style-name="T20">test</text:span><text:span text:style-name="T16">.py</text:span></text:p>
      <text:p text:style-name="P18"/>
      <text:p text:style-name="P8"><text:span text:style-name="T16"><text:tab/>next, </text:span><text:span text:style-name="T18">have</text:span><text:span text:style-name="T16"> any browser on the host </text:span><text:span text:style-name="T18">connect</text:span><text:span text:style-name="T16"> to </text:span><text:span text:style-name="T18">p</text:span><text:span text:style-name="T17">ort 8888 on your <text:tab/>guests' IP <text:tab/>address. On my workstation I used </text:span><text:span text:style-name="T16">“192.168.0.174:8888”. </text:span><text:span text:style-name="T18">You should see a <text:tab/>simple “hello would” webpage.</text:span></text:p>
      <text:p text:style-name="P19"/>
      <text:p text:style-name="P20">Step #8)</text:p>
      <text:p text:style-name="P20"><text:tab/>Create a picloud account.</text:p>
      <text:p text:style-name="P20"/>
      <text:p text:style-name="P20">Step #9)</text:p>
      <text:p text:style-name="P20"><text:soft-page-break/><text:tab/>Download and install picloud.</text:p>
      <text:p text:style-name="P9"><text:span text:style-name="T19"><text:tab/>Run: </text:span><text:span text:style-name="T9">sudo dpkg -i <text:s/>[most recent </text:span><text:span text:style-name="T10">picloud</text:span><text:span text:style-name="T9">.deb file from picloud]. I used “sudo dpkg -i cloud_2.7.6-1_all.deb”</text:span></text:p>
      <text:p text:style-name="P22"/>
      <text:p text:style-name="P23">Step #10)</text:p>
      <text:p text:style-name="P23"><text:tab/>run:</text:p>
      <text:p text:style-name="P23"><text:s/><text:tab/>python picloud_test.py</text:p>
      <text:p text:style-name="P20"><text:tab/></text:p>
      <text:p text:style-name="P24"/>
      <text:p text:style-name="P25"/>
      <text:p text:style-name="P25"/>
      <text:p text:style-name="P26"><text:tab/><text:tab/></text:p>
      <text:p text:style-name="P26"/>
      <text:p text:style-name="P27"/>
      <text:p text:style-name="P28"><text:span text:style-name="T22">cordova project setup:</text:span></text:p>
      <text:p text:style-name="P28"><text:span text:style-name="T22"/></text:p>
      <text:p text:style-name="P28"><text:span text:style-name="T22">./create ~/Desktop/picloud_app org.GDS.pcloudapp picloud_ap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" svg:font-family="Mono, 'lucida console', monospace"/>
    <style:font-face style:name="Verdana" svg:font-family="Verdana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9T16:46:33</dc:date>
    <meta:generator>LibreOffice/4.0.2.2$Linux_X86_64 LibreOffice_project/400m0$Build-2</meta:generator>
    <meta:editing-duration>PT1H25S</meta:editing-duration>
    <meta:editing-cycles>21</meta:editing-cycles>
    <meta:document-statistic meta:table-count="0" meta:image-count="0" meta:object-count="0" meta:page-count="2" meta:paragraph-count="39" meta:word-count="214" meta:character-count="1388" meta:non-whitespace-character-count="1155"/>
  </office:meta>
</office:document-meta>
</file>